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8.005cm" fo:min-width="22.1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93cm" fo:min-width="3.692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3.941cm" fo:min-width="8.51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12cm" fo:min-width="2.803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1.126cm" fo:min-width="2.90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67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2.373cm" fo:min-width="8.517cm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2.798cm" fo:min-width="8.5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9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4pt"/>
    </style:style>
    <style:style style:name="P10" style:family="paragraph">
      <loext:graphic-properties draw:fill="solid" draw:fill-color="#ffffff"/>
      <style:text-properties fo:font-size="14pt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606cm" svg:height="8.255cm" svg:x="1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91cm" svg:height="1.905cm" svg:x="2.016cm" svg:y="1.127cm">
          <text:p/>
          <draw:enhanced-geometry svg:viewBox="0 0 88 21600" draw:glue-points="44 ?f6 44 0 0 10800 44 21600 88 10800" draw:text-areas="0 ?f6 88 ?f3" draw:type="can" draw:modifiers="8025.632377740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9.017cm" svg:height="4.191cm" svg:x="1.254cm" svg:y="6.251cm">
          <text:p text:style-name="P3"><text:span text:style-name="T1">global zon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3.302cm" svg:height="1.27cm" svg:x="6.461cm" svg:y="8.791cm">
          <text:p text:style-name="P5"><text:span text:style-name="T1">app-data</text:span></text:p>
          <draw:enhanced-geometry svg:viewBox="0 0 88 21600" draw:glue-points="44 ?f6 44 0 0 10800 44 21600 88 10800" draw:text-areas="0 ?f6 88 ?f3" draw:type="can" draw:modifiers="8025.632377740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xml:id="id1" draw:id="id1" draw:layer="layout" svg:width="3.556cm" svg:height="1.524cm" svg:x="6.334cm" svg:y="6.886cm">
          <text:p text:style-name="P3"><text:span text:style-name="T1">app-zone</text:span><text:span text:style-name="T1"><text:line-break/></text:span><text:span text:style-name="T1">Employees DB</text:span><text:span text:style-name="T1"><text:line-break/></text:span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8.112cm" svg:y1="8.41cm" svg:x2="8.112cm" svg:y2="8.791cm" draw:start-shape="id1" draw:start-glue-point="2" draw:end-shape="id2" draw:end-glue-point="5" svg:d="M8112 8410v381" svg:viewBox="0 0 1 382">
          <text:p/>
        </draw:connector>
        <draw:frame draw:style-name="gr7" draw:text-style-name="P8" draw:layer="layout" svg:width="4.572cm" svg:height="2.921cm" svg:x="1.381cm" svg:y="7.14cm">
          <draw:text-box>
            <text:p text:style-name="P7"><text:span text:style-name="T1">rpool/</text:span><text:span text:style-name="T1"><text:line-break/></text:span><text:span text:style-name="T1"> <text:s/>system/zones</text:span><text:span text:style-name="T1"><text:line-break/></text:span><text:span text:style-name="T1"> <text:s/>app-data</text:span><text:span text:style-name="T1"><text:line-break/></text:span><text:span text:style-name="T1"> <text:s/>….</text:span><text:span text:style-name="T1"><text:line-break/></text:span><text:span text:style-name="T1"> <text:s/>….</text:span></text:p>
          </draw:text-box>
        </draw:frame>
        <draw:line draw:style-name="gr8" draw:text-style-name="P1" draw:layer="layout" svg:x1="4.81cm" svg:y1="7.902cm" svg:x2="6.334cm" svg:y2="7.521cm">
          <text:p/>
        </draw:line>
        <draw:line draw:style-name="gr8" draw:text-style-name="P1" draw:layer="layout" svg:x1="3.794cm" svg:y1="8.537cm" svg:x2="6.334cm" svg:y2="9.426cm">
          <text:p/>
        </draw:line>
        <draw:frame draw:style-name="gr9" draw:text-style-name="P10" draw:layer="layout" svg:width="5.912cm" svg:height="0.806cm" svg:x="2.344cm" svg:y="5.401cm">
          <draw:text-box>
            <text:p text:style-name="P9">On Premises Application</text:p>
          </draw:text-box>
        </draw:frame>
        <draw:custom-shape draw:style-name="gr10" draw:text-style-name="P4" draw:layer="layout" svg:width="9.017cm" svg:height="2.623cm" svg:x="14.335cm" svg:y="6.378cm">
          <text:p text:style-name="P3"><text:span text:style-name="T1">global zon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302cm" svg:height="1.27cm" svg:x="19.542cm" svg:y="10.144cm">
          <text:p text:style-name="P5"><text:span text:style-name="T1">app-data</text:span></text:p>
          <draw:enhanced-geometry svg:viewBox="0 0 88 21600" draw:glue-points="44 ?f6 44 0 0 10800 44 21600 88 10800" draw:text-areas="0 ?f6 88 ?f3" draw:type="can" draw:modifiers="8025.632377740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xml:id="id3" draw:id="id3" draw:layer="layout" svg:width="3.556cm" svg:height="1.524cm" svg:x="19.415cm" svg:y="7.013cm">
          <text:p text:style-name="P3"><text:span text:style-name="T1">app-zone</text:span><text:span text:style-name="T1"><text:line-break/></text:span><text:span text:style-name="T1">Employees DB</text:span><text:span text:style-name="T1"><text:line-break/></text:span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1.193cm" svg:y1="8.537cm" svg:x2="21.193cm" svg:y2="10.144cm" draw:start-shape="id3" draw:start-glue-point="2" draw:end-shape="id4" draw:end-glue-point="5" svg:d="M21193 8537v1607" svg:viewBox="0 0 1 1608">
          <text:p/>
        </draw:connector>
        <draw:frame draw:style-name="gr9" draw:text-style-name="P10" draw:layer="layout" svg:width="7.749cm" svg:height="0.806cm" svg:x="14.603cm" svg:y="5.401cm">
          <draw:text-box>
            <text:p text:style-name="P9">Oracle SPARC Cloud Application</text:p>
          </draw:text-box>
        </draw:frame>
        <draw:custom-shape draw:style-name="gr4" draw:text-style-name="P6" xml:id="id5" draw:id="id5" draw:layer="layout" svg:width="3.302cm" svg:height="1.27cm" svg:x="14.843cm" svg:y="10.144cm">
          <text:p text:style-name="P5"><text:span text:style-name="T1">rootzpool</text:span></text:p>
          <draw:enhanced-geometry svg:viewBox="0 0 88 21600" draw:glue-points="44 ?f6 44 0 0 10800 44 21600 88 10800" draw:text-areas="0 ?f6 88 ?f3" draw:type="can" draw:modifiers="8025.632377740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5" draw:layer="layout" svg:x1="16.494cm" svg:y1="10.144cm" svg:x2="19.415cm" svg:y2="7.775cm" draw:start-shape="id5" draw:start-glue-point="5" draw:end-shape="id3" draw:end-glue-point="3" svg:d="M16494 10144v-2369h2921" svg:viewBox="0 0 2922 2370">
          <text:p/>
        </draw:connector>
        <draw:custom-shape draw:style-name="gr11" draw:text-style-name="P11" draw:layer="layout" svg:width="9.017cm" svg:height="3.048cm" svg:x="14.335cm" svg:y="9.382cm">
          <text:p text:style-name="P3"><text:span text:style-name="T1">ZFSSA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551cm" svg:height="0.725cm" svg:x="15.224cm" svg:y="11.578cm">
          <draw:text-box>
            <text:p><text:span text:style-name="T1">iSCSI LUN</text:span></text:p>
          </draw:text-box>
        </draw:frame>
        <draw:frame draw:style-name="gr12" draw:text-style-name="P8" draw:layer="layout" svg:width="2.551cm" svg:height="0.725cm" svg:x="19.912cm" svg:y="11.578cm">
          <draw:text-box>
            <text:p><text:span text:style-name="T1">iSCSI LUN</text:span></text:p>
          </draw:text-box>
        </draw:frame>
        <draw:custom-shape draw:style-name="gr13" draw:text-style-name="P6" draw:layer="layout" svg:width="3.937cm" svg:height="1.524cm" svg:x="10.398cm" svg:y="7.604cm">
          <text:p text:style-name="P5"><text:span text:style-name="T1">db-zone.ua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1.662cm" svg:height="0.806cm" svg:x="11.414cm" svg:y="6.715cm">
          <draw:text-box>
            <text:p><text:span text:style-name="T2">VPN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13:29:27.850000000</meta:creation-date>
    <dc:date>2016-09-15T16:07:40.995000000</dc:date>
    <meta:editing-duration>PT2H6M59S</meta:editing-duration>
    <meta:editing-cycles>2</meta:editing-cycles>
    <meta:generator>LibreOffice/5.1.4.2$Windows_x86 LibreOffice_project/f99d75f39f1c57ebdd7ffc5f42867c12031db97a</meta:generator>
    <meta:document-statistic meta:object-count="22"/>
  </office:meta>
</office:document-meta>
</file>